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37in" svg:height="3.5453in" svg:x="4.0728in" svg:y="1.1398in">
            <draw:object draw:notify-on-update-of-ranges="Sheet1.A2:Sheet1.A38 Sheet1.B2:Sheet1.B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 articles</text:p>
          </table:table-cell>
          <table:table-cell office:value-type="string" calcext:value-type="string">
            <text:p>NEDD4/GRIN2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.0018354656" calcext:value-type="float">
            <text:p>83.00183546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.8516511661" calcext:value-type="float">
            <text:p>80.85165116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.5270854124" calcext:value-type="float">
            <text:p>73.52708541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.1946363947" calcext:value-type="float">
            <text:p>72.19463639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2.6498271337" calcext:value-type="float">
            <text:p>62.64982713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.56334369" calcext:value-type="float">
            <text:p>63.563343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4.2562159776" calcext:value-type="float">
            <text:p>64.25621597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.9212547867" calcext:value-type="float">
            <text:p>60.92125478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.7750088387" calcext:value-type="float">
            <text:p>60.77500883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1.5804341783" calcext:value-type="float">
            <text:p>61.580434178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1.7525575383" calcext:value-type="float">
            <text:p>61.75255753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.2592142707" calcext:value-type="float">
            <text:p>58.25921427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.6238491076" calcext:value-type="float">
            <text:p>59.62384910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3.2584805781" calcext:value-type="float">
            <text:p>53.258480578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2.2891952638" calcext:value-type="float">
            <text:p>52.28919526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2.6096493102" calcext:value-type="float">
            <text:p>52.60964931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.687108097" calcext:value-type="float">
            <text:p>49.6871080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.1868835328" calcext:value-type="float">
            <text:p>50.186883532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8.0458289384" calcext:value-type="float">
            <text:p>48.04582893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.5547669732" calcext:value-type="float">
            <text:p>48.55476697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9.7727816419" calcext:value-type="float">
            <text:p>49.77278164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8.4391530431" calcext:value-type="float">
            <text:p>48.439153043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7.4856897981" calcext:value-type="float">
            <text:p>47.485689798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7.8828935937" calcext:value-type="float">
            <text:p>47.882893593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6.4045301169" calcext:value-type="float">
            <text:p>46.404530116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.1480513687" calcext:value-type="float">
            <text:p>46.148051368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5.6200704047" calcext:value-type="float">
            <text:p>45.62007040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4.4720598987" calcext:value-type="float">
            <text:p>44.472059898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4.4808748407" calcext:value-type="float">
            <text:p>44.48087484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2.0388677427" calcext:value-type="float">
            <text:p>42.038867742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7.5750814241" calcext:value-type="float">
            <text:p>37.57508142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7.562324507" calcext:value-type="float">
            <text:p>37.56232450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9.14770465" calcext:value-type="float">
            <text:p>39.1477046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9.1727828274" calcext:value-type="float">
            <text:p>39.17278282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7.0933210185" calcext:value-type="float">
            <text:p>37.09332101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.4874905603" calcext:value-type="float">
            <text:p>36.487490560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4.3830783955" calcext:value-type="float">
            <text:p>34.383078395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# docs q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# docs q2</text:p>
          </table:table-cell>
          <table:table-cell office:value-type="float" office:value="185" calcext:value-type="float">
            <text:p>1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9T14:59:12.870012961</dc:date>
    <meta:document-statistic meta:table-count="1" meta:cell-count="80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line" chart:style-name="ch1">
        <chart:legend chart:legend-position="end" svg:x="13.135cm" svg:y="4.204cm" style:legend-expansion="high" chart:style-name="ch2"/>
        <chart:plot-area chart:style-name="ch3" table:cell-range-address="Sheet1.A2:Sheet1.B38" chart:data-source-has-labels="column" svg:x="0.319cm" svg:y="0.18cm" svg:width="12.497cm" svg:height="8.646cm">
          <chartooo:coordinate-region svg:x="0.94cm" svg:y="0.379cm" svg:width="11.597cm" svg:height="7.402cm"/>
          <chart:axis chart:dimension="x" chart:name="primary-x" chart:style-name="ch4" chartooo:axis-type="auto">
            <chartooo:date-scale/>
            <chart:categories table:cell-range-address="Sheet1.A2:Sheet1.A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8" chart:class="chart:line"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2:Sheet1.A38</svg:desc>
                </draw:g>
              </table:table-cell>
              <table:table-cell office:value-type="float" office:value="83.0018354656">
                <text:p>83.0018354656</text:p>
                <draw:g>
                  <svg:desc>Sheet1.B2:Sheet1.B3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0.8516511661">
                <text:p>80.851651166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3.5270854124">
                <text:p>73.52708541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2.1946363947">
                <text:p>72.194636394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2.6498271337">
                <text:p>62.64982713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3.56334369">
                <text:p>63.5633436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4.2562159776">
                <text:p>64.25621597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.9212547867">
                <text:p>60.921254786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60.7750088387">
                <text:p>60.77500883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1.5804341783">
                <text:p>61.580434178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61.7525575383">
                <text:p>61.75255753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8.2592142707">
                <text:p>58.259214270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59.6238491076">
                <text:p>59.623849107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3.2584805781">
                <text:p>53.258480578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2.2891952638">
                <text:p>52.289195263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2.6096493102">
                <text:p>52.609649310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49.687108097">
                <text:p>49.68710809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0.1868835328">
                <text:p>50.186883532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48.0458289384">
                <text:p>48.045828938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8.5547669732">
                <text:p>48.554766973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49.7727816419">
                <text:p>49.772781641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8.4391530431">
                <text:p>48.4391530431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47.4856897981">
                <text:p>47.485689798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7.8828935937">
                <text:p>47.8828935937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46.4045301169">
                <text:p>46.404530116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6.1480513687">
                <text:p>46.1480513687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45.6200704047">
                <text:p>45.620070404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4.4720598987">
                <text:p>44.4720598987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44.4808748407">
                <text:p>44.480874840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2.0388677427">
                <text:p>42.038867742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37.5750814241">
                <text:p>37.575081424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7.562324507">
                <text:p>37.562324507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39.14770465">
                <text:p>39.1477046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9.1727828274">
                <text:p>39.172782827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7.0933210185">
                <text:p>37.093321018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6.4874905603">
                <text:p>36.487490560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34.3830783955">
                <text:p>34.38307839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